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300000294AD9EAE74C4BC22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75cm" svg:height="15.999cm" svg:x="1.141cm" svg:y="0.983cm">
          <draw:image xlink:href="Pictures/10000000000002B300000294AD9EAE74C4BC226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4-07-29T14:43:06.465144910</dc:date>
    <meta:editing-cycles>33</meta:editing-cycles>
    <meta:editing-duration>PT1H26M47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